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T1_3" style:family="text">
      <style:text-properties style:text-underline-style="solid" style:text-underline-color="font-color"/>
    </style:style>
    <style:style style:name="T1_4" style:family="text">
      <style:text-properties style:text-underline-style="solid" style:text-underline-color="font-color"/>
    </style:style>
    <style:style style:name="T1_5" style:family="text">
      <style:text-properties style:text-underline-style="solid" style:text-underline-color="font-color"/>
    </style:style>
    <style:style style:name="T1_6" style:family="text">
      <style:text-properties style:text-underline-style="solid" style:text-underline-color="font-color"/>
    </style:style>
    <style:style style:name="T1_7" style:family="text">
      <style:text-properties style:text-underline-style="solid" style:text-underline-color="font-color"/>
    </style:style>
    <style:style style:name="T1_8" style:family="text">
      <style:text-properties style:text-underline-style="solid" style:text-underline-color="font-color"/>
    </style:style>
    <style:style style:name="T1_9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>
      <style:text-properties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T8_2" style:family="text"/>
    <style:style style:name="T8_3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P11" style:family="paragraph" style:parent-style-name="Standard">
      <style:paragraph-properties fo:break-before="auto" fo:text-indent="1.124cm" fo:line-height="115%" fo:margin-left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P12" style:family="paragraph" style:parent-style-name="Standard">
      <style:paragraph-properties fo:break-before="auto" fo:text-indent="1.124cm" fo:line-height="115%" fo:margin-left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P13" style:family="paragraph" style:parent-style-name="Standard">
      <style:paragraph-properties fo:break-before="auto" fo:text-indent="1.124cm" fo:line-height="115%" fo:margin-left="0cm" style:writing-mode="lr-tb"/>
    </style:style>
    <style:style style:name="P14" style:family="paragraph" style:parent-style-name="Standard">
      <style:paragraph-properties fo:break-before="auto" fo:line-height="115%" fo:margin-top="0cm" fo:margin-bottom="0cm" style:writing-mode="lr-tb"/>
    </style:style>
    <style:style style:name="T14_1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P17" style:family="paragraph" style:parent-style-name="Standard">
      <style:paragraph-properties fo:break-before="auto" fo:text-indent="1.27cm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text-indent="1.27cm" fo:line-height="115%" style:writing-mode="lr-tb"/>
    </style:style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text-indent="1.27cm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P24" style:family="paragraph" style:parent-style-name="Standard">
      <style:paragraph-properties fo:break-before="auto" fo:line-height="115%" fo:margin-top="0cm" fo:margin-bottom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P27" style:family="paragraph" style:parent-style-name="Standard">
      <style:paragraph-properties fo:break-before="auto" fo:text-indent="1.27cm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P28" style:family="paragraph" style:parent-style-name="Standard">
      <style:paragraph-properties fo:break-before="auto" fo:text-indent="1.27cm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text-indent="1.27cm" fo:line-height="115%" style:writing-mode="lr-tb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0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1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2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3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text-underline-style="solid" style:text-underline-color="font-color"/>
    </style:style>
    <style:style style:name="T44_2" style:family="text">
      <style:text-properties style:text-underline-style="solid" style:text-underline-color="font-color"/>
    </style:style>
    <style:style style:name="T44_3" style:family="text">
      <style:text-properties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fo:margin-top="0cm" fo:margin-bottom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</office:automatic-styles>
  <office:body>
    <office:text>
      <text:p text:style-name="P1"><text:span text:style-name="T1_1">Final</text:span><text:span text:style-name="T1_2"><text:s/></text:span><text:span text:style-name="T1_3">State</text:span><text:span text:style-name="T1_4"><text:s/></text:span><text:span text:style-name="T1_5">of</text:span><text:span text:style-name="T1_6"><text:s/></text:span><text:span text:style-name="T1_7">the</text:span><text:span text:style-name="T1_8"><text:s/></text:span><text:span text:style-name="T1_9">Project</text:span></text:p>
      <text:p text:style-name="P2"/>
      <text:p text:style-name="P3"/>
      <text:p text:style-name="P4"/>
      <text:p text:style-name="P5"/>
      <text:p text:style-name="P6"><text:span text:style-name="T6_1">Working</text:span><text:span text:style-name="T6_2"><text:s/></text:span><text:span text:style-name="T6_3">Features</text:span></text:p>
      <text:p text:style-name="P7"/>
      <text:list text:style-name="LS1" xml:id="list0">
        <text:list-item>
          <text:p text:style-name="P8"><text:span text:style-name="T8_1">Database</text:span><text:span text:style-name="T8_2"><text:s/></text:span><text:span text:style-name="T8_3">Storage</text:span></text:p>
        </text:list-item>
      </text:list>
      <text:p text:style-name="P9"/>
      <text:p text:style-name="P10"><text:span text:style-name="T10_1"><text:tab/></text:span><text:span text:style-name="T10_2">Java</text:span><text:span text:style-name="T10_3"><text:s/></text:span><text:span text:style-name="T10_4">classes</text:span><text:span text:style-name="T10_5"><text:s/></text:span><text:span text:style-name="T10_6">that</text:span><text:span text:style-name="T10_7"><text:s/></text:span><text:span text:style-name="T10_8">write</text:span><text:span text:style-name="T10_9"><text:s/></text:span><text:span text:style-name="T10_10">and</text:span><text:span text:style-name="T10_11"><text:s/></text:span><text:span text:style-name="T10_12">read</text:span><text:span text:style-name="T10_13"><text:s/></text:span><text:span text:style-name="T10_14">information</text:span><text:span text:style-name="T10_15"><text:s/></text:span><text:span text:style-name="T10_16">into</text:span><text:span text:style-name="T10_17">/</text:span><text:span text:style-name="T10_18">out</text:span><text:span text:style-name="T10_19"><text:s/></text:span><text:span text:style-name="T10_20">from</text:span><text:span text:style-name="T10_21"><text:s/></text:span><text:span text:style-name="T10_22">the</text:span><text:span text:style-name="T10_23"><text:s/></text:span><text:span text:style-name="T10_24">database</text:span><text:span text:style-name="T10_25"><text:s/></text:span><text:span text:style-name="T10_26">work</text:span><text:span text:style-name="T10_27">.<text:s/></text:span><text:span text:style-name="T10_28">We</text:span><text:span text:style-name="T10_29"><text:s/><text:tab/></text:span></text:p>
      <text:p text:style-name="P11"><text:span text:style-name="T11_1"><text:tab/></text:span><text:span text:style-name="T11_2">are</text:span><text:span text:style-name="T11_3"><text:s/></text:span><text:span text:style-name="T11_4">able</text:span><text:span text:style-name="T11_5"><text:s/></text:span><text:span text:style-name="T11_6">to</text:span><text:span text:style-name="T11_7"><text:s/></text:span><text:span text:style-name="T11_8">establish</text:span><text:span text:style-name="T11_9"><text:s/></text:span><text:span text:style-name="T11_10">connections</text:span><text:span text:style-name="T11_11"><text:s/></text:span><text:span text:style-name="T11_12">successfully</text:span><text:span text:style-name="T11_13"><text:s/></text:span><text:span text:style-name="T11_14">to</text:span><text:span text:style-name="T11_15"><text:s/></text:span><text:span text:style-name="T11_16">our</text:span><text:span text:style-name="T11_17"><text:s/></text:span><text:span text:style-name="T11_18">sql</text:span><text:span text:style-name="T11_19"><text:s/></text:span><text:span text:style-name="T11_20">database</text:span><text:span text:style-name="T11_21">.<text:s/></text:span><text:span text:style-name="T11_22">We</text:span><text:span text:style-name="T11_23"><text:s/></text:span><text:span text:style-name="T11_24">have</text:span><text:span text:style-name="T11_25"><text:s/></text:span><text:span text:style-name="T11_26">to</text:span></text:p>
      <text:p text:style-name="P12"><text:span text:style-name="T12_1"><text:s/></text:span><text:span text:style-name="T12_2">code</text:span><text:span text:style-name="T12_3"><text:s/></text:span><text:span text:style-name="T12_4">that</text:span><text:span text:style-name="T12_5"><text:s/></text:span><text:span text:style-name="T12_6">can</text:span><text:span text:style-name="T12_7"><text:s/></text:span><text:span text:style-name="T12_8">create</text:span><text:span text:style-name="T12_9"><text:s/></text:span><text:span text:style-name="T12_10">new</text:span><text:span text:style-name="T12_11"><text:s/></text:span><text:span text:style-name="T12_12">rows</text:span><text:span text:style-name="T12_13">,<text:s/></text:span><text:span text:style-name="T12_14">get</text:span><text:span text:style-name="T12_15"><text:s/></text:span><text:span text:style-name="T12_16">rows</text:span><text:span text:style-name="T12_17"><text:s/></text:span><text:span text:style-name="T12_18">out</text:span><text:span text:style-name="T12_19"><text:s/></text:span><text:span text:style-name="T12_20">and</text:span><text:span text:style-name="T12_21"><text:s/></text:span><text:span text:style-name="T12_22">turn</text:span><text:span text:style-name="T12_23"><text:s/></text:span><text:span text:style-name="T12_24">them</text:span><text:span text:style-name="T12_25"><text:s/></text:span><text:span text:style-name="T12_26">into</text:span><text:span text:style-name="T12_27"><text:s/></text:span><text:span text:style-name="T12_28">classes</text:span><text:span text:style-name="T12_29"><text:s/></text:span><text:span text:style-name="T12_30">and</text:span><text:span text:style-name="T12_31"><text:s/></text:span><text:span text:style-name="T12_32">code</text:span><text:span text:style-name="T12_33"><text:s/><text:tab/></text:span><text:span text:style-name="T12_34">to</text:span><text:span text:style-name="T12_35"><text:s/></text:span><text:span text:style-name="T12_36">edit</text:span><text:span text:style-name="T12_37"><text:s/></text:span><text:span text:style-name="T12_38">single</text:span><text:span text:style-name="T12_39"><text:s/></text:span><text:span text:style-name="T12_40">cells</text:span><text:span text:style-name="T12_41"><text:s/></text:span><text:span text:style-name="T12_42">of</text:span><text:span text:style-name="T12_43"><text:s/></text:span><text:span text:style-name="T12_44">the</text:span><text:span text:style-name="T12_45"><text:s/></text:span><text:span text:style-name="T12_46">database</text:span><text:span text:style-name="T12_47">.<text:s/></text:span></text:p>
      <text:p text:style-name="P13"/>
      <text:list text:style-name="LS2" xml:id="list1">
        <text:list-item>
          <text:p text:style-name="P14"><text:span text:style-name="T14_1">Website</text:span></text:p>
        </text:list-item>
      </text:list>
      <text:p text:style-name="P15"><text:span text:style-name="T15_1"><text:tab/></text:span></text:p>
      <text:p text:style-name="P16"><text:span text:style-name="T16_1"><text:tab/></text:span><text:span text:style-name="T16_2">We</text:span><text:span text:style-name="T16_3"><text:s/></text:span><text:span text:style-name="T16_4">have</text:span><text:span text:style-name="T16_5"><text:s/></text:span><text:span text:style-name="T16_6">jsp</text:span><text:span text:style-name="T16_7"><text:s/></text:span><text:span text:style-name="T16_8">pages</text:span><text:span text:style-name="T16_9"><text:s/></text:span><text:span text:style-name="T16_10">that</text:span><text:span text:style-name="T16_11"><text:s/></text:span><text:span text:style-name="T16_12">can</text:span><text:span text:style-name="T16_13"><text:s/></text:span><text:span text:style-name="T16_14">display</text:span><text:span text:style-name="T16_15"><text:s/></text:span><text:span text:style-name="T16_16">all</text:span><text:span text:style-name="T16_17"><text:s/></text:span><text:span text:style-name="T16_18">necessary</text:span><text:span text:style-name="T16_19"><text:s/></text:span><text:span text:style-name="T16_20">web</text:span><text:span text:style-name="T16_21"><text:s/></text:span><text:span text:style-name="T16_22">pages</text:span><text:span text:style-name="T16_23"><text:s/></text:span><text:span text:style-name="T16_24">needed</text:span><text:span text:style-name="T16_25"><text:s/></text:span><text:span text:style-name="T16_26">for</text:span><text:span text:style-name="T16_27"><text:s/></text:span><text:span text:style-name="T16_28">our</text:span><text:span text:style-name="T16_29"><text:s/></text:span></text:p>
      <text:p text:style-name="P17"><text:span text:style-name="T17_1">game</text:span><text:span text:style-name="T17_2">.<text:s/></text:span></text:p>
      <text:p text:style-name="P18"/>
      <text:list text:style-name="LS3" xml:id="list2">
        <text:list-item>
          <text:p text:style-name="P19"><text:span text:style-name="T19_1">Client</text:span><text:span text:style-name="T19_2"><text:s/></text:span><text:span text:style-name="T19_3">Classes</text:span></text:p>
        </text:list-item>
      </text:list>
      <text:p text:style-name="P20"/>
      <text:p text:style-name="P21"><text:span text:style-name="T21_1">We</text:span><text:span text:style-name="T21_2"><text:s/></text:span><text:span text:style-name="T21_3">have</text:span><text:span text:style-name="T21_4"><text:s/></text:span><text:span text:style-name="T21_5">client</text:span><text:span text:style-name="T21_6"><text:s/></text:span><text:span text:style-name="T21_7">classes</text:span><text:span text:style-name="T21_8"><text:s/></text:span><text:span text:style-name="T21_9">that</text:span><text:span text:style-name="T21_10"><text:s/></text:span><text:span text:style-name="T21_11">are</text:span><text:span text:style-name="T21_12"><text:s/></text:span><text:span text:style-name="T21_13">able</text:span><text:span text:style-name="T21_14"><text:s/></text:span><text:span text:style-name="T21_15">to</text:span><text:span text:style-name="T21_16"><text:s/></text:span><text:span text:style-name="T21_17">pull</text:span><text:span text:style-name="T21_18"><text:s/></text:span><text:span text:style-name="T21_19">information</text:span><text:span text:style-name="T21_20"><text:s/></text:span><text:span text:style-name="T21_21">for</text:span><text:span text:style-name="T21_22"><text:s/></text:span><text:span text:style-name="T21_23">a</text:span><text:span text:style-name="T21_24"><text:s/></text:span><text:span text:style-name="T21_25">certain</text:span><text:span text:style-name="T21_26"><text:s/></text:span><text:span text:style-name="T21_27">directory</text:span><text:span text:style-name="T21_28">.<text:s/></text:span></text:p>
      <text:p text:style-name="P22"><text:span text:style-name="T22_1">These</text:span><text:span text:style-name="T22_2"><text:s/></text:span><text:span text:style-name="T22_3">can</text:span><text:span text:style-name="T22_4"><text:s/></text:span><text:span text:style-name="T22_5">be</text:span><text:span text:style-name="T22_6"><text:s/></text:span><text:span text:style-name="T22_7">used</text:span><text:span text:style-name="T22_8"><text:s/></text:span><text:span text:style-name="T22_9">to</text:span><text:span text:style-name="T22_10"><text:s/></text:span><text:span text:style-name="T22_11">get</text:span><text:span text:style-name="T22_12"><text:s/></text:span><text:span text:style-name="T22_13">other</text:span><text:span text:style-name="T22_14"><text:s/></text:span><text:span text:style-name="T22_15">users</text:span><text:span text:style-name="T22_16"><text:s/></text:span><text:span text:style-name="T22_17">and</text:span><text:span text:style-name="T22_18"><text:s/></text:span><text:span text:style-name="T22_19">their</text:span><text:span text:style-name="T22_20"><text:s/></text:span><text:span text:style-name="T22_21">monsters</text:span><text:span text:style-name="T22_22">.</text:span></text:p>
      <text:p text:style-name="P23"/>
      <text:list text:style-name="LS4" xml:id="list3">
        <text:list-item>
          <text:p text:style-name="P24"><text:span text:style-name="T24_1">Monster</text:span><text:span text:style-name="T24_2"><text:s/></text:span><text:span text:style-name="T24_3">breeding</text:span><text:span text:style-name="T24_4"><text:s/></text:span><text:span text:style-name="T24_5">and</text:span><text:span text:style-name="T24_6"><text:s/></text:span><text:span text:style-name="T24_7">fighting</text:span></text:p>
        </text:list-item>
      </text:list>
      <text:p text:style-name="P25"/>
      <text:p text:style-name="P26"><text:span text:style-name="T26_1">We</text:span><text:span text:style-name="T26_2"><text:s/></text:span><text:span text:style-name="T26_3">have</text:span><text:span text:style-name="T26_4"><text:s/></text:span><text:span text:style-name="T26_5">a</text:span><text:span text:style-name="T26_6"><text:s/></text:span><text:span text:style-name="T26_7">monster</text:span><text:span text:style-name="T26_8"><text:s/></text:span><text:span text:style-name="T26_9">fighting</text:span><text:span text:style-name="T26_10"><text:s/></text:span><text:span text:style-name="T26_11">algorithm</text:span><text:span text:style-name="T26_12"><text:s/></text:span><text:span text:style-name="T26_13">that</text:span><text:span text:style-name="T26_14"><text:s/></text:span><text:span text:style-name="T26_15">can</text:span><text:span text:style-name="T26_16"><text:s/></text:span><text:span text:style-name="T26_17">take</text:span><text:span text:style-name="T26_18"><text:s/>2<text:s/></text:span><text:span text:style-name="T26_19">monsters</text:span><text:span text:style-name="T26_20"><text:s/></text:span><text:span text:style-name="T26_21">and</text:span><text:span text:style-name="T26_22"><text:s/></text:span><text:span text:style-name="T26_23">determine</text:span><text:span text:style-name="T26_24"><text:s/></text:span><text:span text:style-name="T26_25">a</text:span><text:span text:style-name="T26_26"><text:s/></text:span></text:p>
      <text:p text:style-name="P27"><text:span text:style-name="T27_1">victor</text:span><text:span text:style-name="T27_2">.<text:s/></text:span><text:span text:style-name="T27_3">We</text:span><text:span text:style-name="T27_4"><text:s/></text:span><text:span text:style-name="T27_5">also</text:span><text:span text:style-name="T27_6"><text:s/></text:span><text:span text:style-name="T27_7">have</text:span><text:span text:style-name="T27_8"><text:s/></text:span><text:span text:style-name="T27_9">a</text:span><text:span text:style-name="T27_10"><text:s/></text:span><text:span text:style-name="T27_11">constructor</text:span><text:span text:style-name="T27_12"><text:s/></text:span><text:span text:style-name="T27_13">that</text:span><text:span text:style-name="T27_14"><text:s/></text:span><text:span text:style-name="T27_15">takes</text:span><text:span text:style-name="T27_16"><text:s/>2<text:s/></text:span><text:span text:style-name="T27_17">monsters</text:span><text:span text:style-name="T27_18"><text:s/></text:span><text:span text:style-name="T27_19">and</text:span><text:span text:style-name="T27_20"><text:s/></text:span><text:span text:style-name="T27_21">create</text:span><text:span text:style-name="T27_22"><text:s/></text:span><text:span text:style-name="T27_23">a</text:span><text:span text:style-name="T27_24"><text:s/></text:span><text:span text:style-name="T27_25">new</text:span><text:span text:style-name="T27_26"><text:s/></text:span><text:span text:style-name="T27_27">one</text:span><text:span text:style-name="T27_28"><text:s/></text:span></text:p>
      <text:p text:style-name="P28"><text:span text:style-name="T28_1">based</text:span><text:span text:style-name="T28_2"><text:s/></text:span><text:span text:style-name="T28_3">on</text:span><text:span text:style-name="T28_4"><text:s/></text:span><text:span text:style-name="T28_5">their</text:span><text:span text:style-name="T28_6"><text:s/></text:span><text:span text:style-name="T28_7">attributes</text:span><text:span text:style-name="T28_8">.</text:span></text:p>
      <text:p text:style-name="P29"/>
      <text:list text:style-name="LS5" xml:id="list4">
        <text:list-item>
          <text:p text:style-name="P30"><text:span text:style-name="T30_1">Player</text:span><text:span text:style-name="T30_2"><text:s/></text:span><text:span text:style-name="T30_3">register</text:span><text:span text:style-name="T30_4"><text:s/></text:span><text:span text:style-name="T30_5">and</text:span><text:span text:style-name="T30_6"><text:s/></text:span><text:span text:style-name="T30_7">login</text:span></text:p>
        </text:list-item>
      </text:list>
      <text:p text:style-name="P31"/>
      <text:p text:style-name="P32"><text:span text:style-name="T32_1"><text:tab/></text:span><text:span text:style-name="T32_2">We</text:span><text:span text:style-name="T32_3"><text:s/></text:span><text:span text:style-name="T32_4">can</text:span><text:span text:style-name="T32_5"><text:s/></text:span><text:span text:style-name="T32_6">register</text:span><text:span text:style-name="T32_7"><text:s/></text:span><text:span text:style-name="T32_8">a</text:span><text:span text:style-name="T32_9"><text:s/></text:span><text:span text:style-name="T32_10">player</text:span><text:span text:style-name="T32_11"><text:s/></text:span><text:span text:style-name="T32_12">and</text:span><text:span text:style-name="T32_13"><text:s/></text:span><text:span text:style-name="T32_14">login</text:span><text:span text:style-name="T32_15"><text:s/></text:span><text:span text:style-name="T32_16">with</text:span><text:span text:style-name="T32_17"><text:s/></text:span><text:span text:style-name="T32_18">it</text:span><text:span text:style-name="T32_19"><text:s/></text:span><text:span text:style-name="T32_20">using</text:span><text:span text:style-name="T32_21"><text:s/></text:span><text:span text:style-name="T32_22">our</text:span><text:span text:style-name="T32_23"><text:s/></text:span><text:span text:style-name="T32_24">database</text:span><text:span text:style-name="T32_25"><text:s/></text:span><text:span text:style-name="T32_26">connectors</text:span><text:span text:style-name="T32_27"><text:s/></text:span><text:span text:style-name="T32_28">and</text:span><text:span text:style-name="T32_29"><text:s/></text:span></text:p>
      <text:p text:style-name="P33"><text:span text:style-name="T33_1"><text:tab/></text:span><text:span text:style-name="T33_2">web</text:span><text:span text:style-name="T33_3"><text:s/></text:span><text:span text:style-name="T33_4">pages</text:span><text:span text:style-name="T33_5">.</text:span></text:p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<text:span text:style-name="T44_1">Unimplemented</text:span><text:span text:style-name="T44_2"><text:s/></text:span><text:span text:style-name="T44_3">features</text:span></text:p>
      <text:p text:style-name="P45"/>
      <text:list text:style-name="LS6" xml:id="list5">
        <text:list-item>
          <text:p text:style-name="P46"><text:span text:style-name="T46_1">Server</text:span><text:span text:style-name="T46_2"><text:s/></text:span><text:span text:style-name="T46_3">to</text:span><text:span text:style-name="T46_4"><text:s/></text:span><text:span text:style-name="T46_5">server</text:span><text:span text:style-name="T46_6"><text:s/></text:span><text:span text:style-name="T46_7">commications</text:span></text:p>
        </text:list-item>
      </text:list>
      <text:p text:style-name="P47"><text:span text:style-name="T47_1"><text:tab/></text:span></text:p>
      <text:p text:style-name="P48"><text:span text:style-name="T48_1"><text:tab/></text:span><text:span text:style-name="T48_2">Aside</text:span><text:span text:style-name="T48_3"><text:s/></text:span><text:span text:style-name="T48_4">from</text:span><text:span text:style-name="T48_5"><text:s/></text:span><text:span text:style-name="T48_6">pulling</text:span><text:span text:style-name="T48_7"><text:s/></text:span><text:span text:style-name="T48_8">information</text:span><text:span text:style-name="T48_9"><text:s/></text:span><text:span text:style-name="T48_10">from</text:span><text:span text:style-name="T48_11"><text:s/></text:span><text:span text:style-name="T48_12">the</text:span><text:span text:style-name="T48_13"><text:s/></text:span><text:span text:style-name="T48_14">directory</text:span><text:span text:style-name="T48_15"><text:s/></text:span><text:span text:style-name="T48_16">we</text:span><text:span text:style-name="T48_17"><text:s/></text:span><text:span text:style-name="T48_18">were</text:span><text:span text:style-name="T48_19"><text:s/></text:span><text:span text:style-name="T48_20">unable</text:span><text:span text:style-name="T48_21"><text:s/></text:span><text:span text:style-name="T48_22">to</text:span><text:span text:style-name="T48_23"><text:s/></text:span><text:span text:style-name="T48_24">get</text:span><text:span text:style-name="T48_25"><text:s/></text:span><text:span text:style-name="T48_26">our</text:span><text:span text:style-name="T48_27"><text:s/></text:span></text:p>
      <text:p text:style-name="P49"><text:span text:style-name="T49_1"><text:tab/></text:span><text:span text:style-name="T49_2">program</text:span><text:span text:style-name="T49_3"><text:s/></text:span><text:span text:style-name="T49_4">to</text:span><text:span text:style-name="T49_5"><text:s/></text:span><text:span text:style-name="T49_6">have</text:span><text:span text:style-name="T49_7"><text:s/></text:span><text:span text:style-name="T49_8">complete</text:span><text:span text:style-name="T49_9"><text:s/></text:span><text:span text:style-name="T49_10">server</text:span><text:span text:style-name="T49_11"><text:s/></text:span><text:span text:style-name="T49_12">to</text:span><text:span text:style-name="T49_13"><text:s/></text:span><text:span text:style-name="T49_14">server</text:span><text:span text:style-name="T49_15"><text:s/></text:span><text:span text:style-name="T49_16">communication</text:span><text:span text:style-name="T49_17">.<text:s/></text:span><text:span text:style-name="T49_18">We</text:span><text:span text:style-name="T49_19"><text:s/></text:span><text:span text:style-name="T49_20">have</text:span><text:span text:style-name="T49_21"><text:s/></text:span><text:span text:style-name="T49_22">servlets</text:span></text:p>
      <text:p text:style-name="P50"><text:span text:style-name="T50_1"><text:tab/></text:span><text:span text:style-name="T50_2">that</text:span><text:span text:style-name="T50_3"><text:s/></text:span><text:span text:style-name="T50_4">can</text:span><text:span text:style-name="T50_5"><text:s/></text:span><text:span text:style-name="T50_6">handle</text:span><text:span text:style-name="T50_7"><text:s/></text:span><text:span text:style-name="T50_8">requests</text:span><text:span text:style-name="T50_9"><text:s/></text:span><text:span text:style-name="T50_10">from</text:span><text:span text:style-name="T50_11"><text:s/></text:span><text:span text:style-name="T50_12">other</text:span><text:span text:style-name="T50_13"><text:s/></text:span><text:span text:style-name="T50_14">servers</text:span><text:span text:style-name="T50_15"><text:s/></text:span><text:span text:style-name="T50_16">however</text:span><text:span text:style-name="T50_17"><text:s/></text:span><text:span text:style-name="T50_18">we</text:span><text:span text:style-name="T50_19"><text:s/></text:span><text:span text:style-name="T50_20">were</text:span><text:span text:style-name="T50_21"><text:s/></text:span><text:span text:style-name="T50_22">unable</text:span><text:span text:style-name="T50_23"><text:s/></text:span><text:span text:style-name="T50_24">to</text:span><text:span text:style-name="T50_25"><text:s/></text:span><text:span text:style-name="T50_26">test</text:span><text:span text:style-name="T50_27"><text:s/></text:span></text:p>
      <text:p text:style-name="P51"><text:span text:style-name="T51_1"><text:tab/></text:span><text:span text:style-name="T51_2">them</text:span><text:span text:style-name="T51_3">.</text:span></text:p>
      <text:p text:style-name="P52"/>
      <text:list text:style-name="LS7" xml:id="list6">
        <text:list-item>
          <text:p text:style-name="P53"><text:span text:style-name="T53_1">Monster</text:span><text:span text:style-name="T53_2"><text:s/></text:span><text:span text:style-name="T53_3">Mash</text:span><text:span text:style-name="T53_4"><text:s/></text:span><text:span text:style-name="T53_5">gameplay</text:span></text:p>
        </text:list-item>
      </text:list>
      <text:p text:style-name="P54"/>
      <text:p text:style-name="P55"><text:span text:style-name="T55_1"><text:tab/></text:span><text:span text:style-name="T55_2">As</text:span><text:span text:style-name="T55_3"><text:s/></text:span><text:span text:style-name="T55_4">a</text:span><text:span text:style-name="T55_5"><text:s/></text:span><text:span text:style-name="T55_6">result</text:span><text:span text:style-name="T55_7"><text:s/></text:span><text:span text:style-name="T55_8">of</text:span><text:span text:style-name="T55_9"><text:s/></text:span><text:span text:style-name="T55_10">the</text:span><text:span text:style-name="T55_11"><text:s/></text:span><text:span text:style-name="T55_12">above</text:span><text:span text:style-name="T55_13">,<text:s/></text:span><text:span text:style-name="T55_14">we</text:span><text:span text:style-name="T55_15"><text:s/></text:span><text:span text:style-name="T55_16">were</text:span><text:span text:style-name="T55_17"><text:s/></text:span><text:span text:style-name="T55_18">unable</text:span><text:span text:style-name="T55_19"><text:s/></text:span><text:span text:style-name="T55_20">to</text:span><text:span text:style-name="T55_21"><text:s/></text:span><text:span text:style-name="T55_22">get</text:span><text:span text:style-name="T55_23"><text:s/></text:span><text:span text:style-name="T55_24">our</text:span><text:span text:style-name="T55_25"><text:s/></text:span><text:span text:style-name="T55_26">application</text:span><text:span text:style-name="T55_27"><text:s/></text:span><text:span text:style-name="T55_28">to</text:span><text:span text:style-name="T55_29"><text:s/></text:span><text:span text:style-name="T55_30">do</text:span><text:span text:style-name="T55_31"><text:s/></text:span><text:span text:style-name="T55_32">stuff</text:span><text:span text:style-name="T55_33"><text:s/></text:span><text:span text:style-name="T55_34">such</text:span></text:p>
      <text:p text:style-name="P56"><text:span text:style-name="T56_1"><text:tab/></text:span><text:span text:style-name="T56_2">as</text:span><text:span text:style-name="T56_3"><text:s/></text:span><text:span text:style-name="T56_4">adding</text:span><text:span text:style-name="T56_5"><text:s/></text:span><text:span text:style-name="T56_6">friends</text:span><text:span text:style-name="T56_7">,<text:s/></text:span><text:span text:style-name="T56_8">battling</text:span><text:span text:style-name="T56_9">,<text:s/></text:span><text:span text:style-name="T56_10">trading</text:span><text:span text:style-name="T56_11">,<text:s/></text:span><text:span text:style-name="T56_12">breeding</text:span><text:span text:style-name="T56_13"><text:s/></text:span><text:span text:style-name="T56_14">etc</text:span><text:span text:style-name="T56_15">.<text:s/></text:span><text:span text:style-name="T56_16">We</text:span><text:span text:style-name="T56_17"><text:s/></text:span><text:span text:style-name="T56_18">can</text:span><text:span text:style-name="T56_19"><text:s/></text:span><text:span text:style-name="T56_20">only</text:span><text:span text:style-name="T56_21"><text:s/></text:span><text:span text:style-name="T56_22">register</text:span><text:span text:style-name="T56_23"><text:s/></text:span><text:span text:style-name="T56_24">and</text:span><text:span text:style-name="T56_25"><text:s/></text:span><text:span text:style-name="T56_26">login</text:span><text:span text:style-name="T56_27">.</text:span></text:p>
      <text:p text:style-name="P57"><text:span text:style-name="T57_1"><text:tab/></text:span><text:span text:style-name="T57_2">Most</text:span><text:span text:style-name="T57_3"><text:s/></text:span><text:span text:style-name="T57_4">of</text:span><text:span text:style-name="T57_5"><text:s/></text:span><text:span text:style-name="T57_6">the</text:span><text:span text:style-name="T57_7"><text:s/></text:span><text:span text:style-name="T57_8">code</text:span><text:span text:style-name="T57_9"><text:s/></text:span><text:span text:style-name="T57_10">for</text:span><text:span text:style-name="T57_11"><text:s/></text:span><text:span text:style-name="T57_12">it</text:span><text:span text:style-name="T57_13"><text:s/></text:span><text:span text:style-name="T57_14">is</text:span><text:span text:style-name="T57_15"><text:s/></text:span><text:span text:style-name="T57_16">contained</text:span><text:span text:style-name="T57_17"><text:s/></text:span><text:span text:style-name="T57_18">in</text:span><text:span text:style-name="T57_19"><text:s/></text:span><text:span text:style-name="T57_20">the</text:span><text:span text:style-name="T57_21"><text:s/></text:span><text:span text:style-name="T57_22">servlets</text:span><text:span text:style-name="T57_23"><text:s/></text:span><text:span text:style-name="T57_24">classes</text:span><text:span text:style-name="T57_25">,<text:s/></text:span><text:span text:style-name="T57_26">but</text:span><text:span text:style-name="T57_27"><text:s/></text:span><text:span text:style-name="T57_28">as</text:span><text:span text:style-name="T57_29"><text:s/></text:span><text:span text:style-name="T57_30">said</text:span><text:span text:style-name="T57_31"><text:s/></text:span><text:span text:style-name="T57_32">above</text:span><text:span text:style-name="T57_33"><text:s/></text:span></text:p>
      <text:p text:style-name="P58"><text:span text:style-name="T58_1"><text:tab/></text:span><text:span text:style-name="T58_2">these</text:span><text:span text:style-name="T58_3"><text:s/></text:span><text:span text:style-name="T58_4">were</text:span><text:span text:style-name="T58_5"><text:s/></text:span><text:span text:style-name="T58_6">not</text:span><text:span text:style-name="T58_7"><text:s/></text:span><text:span text:style-name="T58_8">tested</text:span><text:span text:style-name="T58_9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